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9b15d" officeooo:paragraph-rsid="0009b15d" style:font-size-asian="14pt" style:font-size-complex="16pt"/>
    </style:style>
    <style:style style:name="P2" style:family="paragraph" style:parent-style-name="Standard" style:list-style-name="L1">
      <style:text-properties fo:font-size="12pt" officeooo:rsid="0009b15d" officeooo:paragraph-rsid="0009b15d" style:font-size-asian="10.5pt" style:font-size-complex="12pt"/>
    </style:style>
    <style:style style:name="P3" style:family="paragraph" style:parent-style-name="Standard" style:list-style-name="L1">
      <style:text-properties fo:color="#000000" fo:font-size="12pt" officeooo:rsid="0009b15d" officeooo:paragraph-rsid="0009b15d" style:font-size-asian="10.5pt" style:font-size-complex="12pt"/>
    </style:style>
    <style:style style:name="P4" style:family="paragraph" style:parent-style-name="Standard" style:list-style-name="L1">
      <style:text-properties fo:color="#000000" fo:font-size="12pt" officeooo:rsid="000b5353" officeooo:paragraph-rsid="000b5353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ker Networking Commands</text:p>
      <text:list xml:id="list170449343" text:style-name="L1">
        <text:list-item>
          <text:p text:style-name="P2">docker container run &lt;image_name&gt; <text:s text:c="6"/>- creates and runs a docker container from the <text:s text:c="2"/><text:tab/><text:tab/><text:tab/><text:tab/><text:tab/> <text:s text:c="9"/>given image</text:p>
        </text:list-item>
        <text:list-item>
          <text:p text:style-name="P2">docker container ls <text:s text:c="35"/>-lists all the running container</text:p>
        </text:list-item>
        <text:list-item>
          <text:p text:style-name="P3">docker network create &lt;type&gt; &lt;network_name&gt; <text:s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"><text:s text:c="13"/>- creates a network with specified name and type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docker network ls <text:s text:c="37"/>- lists all networks </text:p>
        </text:list-item>
        <text:list-item>
          <text:p text:style-name="P3">docker kill &lt;process_name&gt; <text:s text:c="21"/>- kill the mentioned process</text:p>
        </text:list-item>
        <text:list-item>
          <text:p text:style-name="P3">docker container rm &lt;container_id&gt; <text:s text:c="8"/>- container of given id is removed(deleted)</text:p>
        </text:list-item>
        <text:list-item>
          <text:p text:style-name="P3">docker container port &lt;container_id&gt; <text:s text:c="6"/>- gives port information about the given container</text:p>
        </text:list-item>
        <text:list-item>
          <text:p text:style-name="P4">docker network inspect &lt;network_name&gt; - gives details about the network mentioned</text:p>
        </text:list-item>
        <text:list-item>
          <text:p text:style-name="P4">docker ps <text:s text:c="51"/>- gives information about running containers</text:p>
        </text:list-item>
        <text:list-item>
          <text:p text:style-name="P4">docker ps -a <text:s text:c="47"/>- <text:s/>gives information on all created containers</text:p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5:50:15.552184963</meta:creation-date>
    <dc:date>2019-10-23T16:05:34.386201083</dc:date>
    <meta:editing-duration>PT4M28S</meta:editing-duration>
    <meta:editing-cycles>1</meta:editing-cycles>
    <meta:document-statistic meta:table-count="0" meta:image-count="0" meta:object-count="0" meta:page-count="1" meta:paragraph-count="13" meta:word-count="119" meta:character-count="969" meta:non-whitespace-character-count="629"/>
    <meta:generator>LibreOffice/6.0.7.3$Linux_X86_64 LibreOffice_project/00m0$Build-3</meta:generator>
  </office:meta>
</office:document-meta>
</file>